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2a6099"/>
      <style:text-properties fo:color="#ffffff"/>
    </style:style>
    <style:style style:name="ce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map style:condition="cell-content-is-between(500,1000)" style:apply-style-name="Error" style:base-cell-address="Full1.B4"/>
    </style:style>
    <style:style style:name="ce4" style:family="table-cell" style:parent-style-name="Default">
      <style:map style:condition="cell-content-is-between(500,1000)" style:apply-style-name="Good" style:base-cell-address="Full1.B4"/>
    </style:style>
    <style:style style:name="ce5" style:family="table-cell" style:parent-style-name="Default">
      <style:table-cell-properties fo:background-color="#2a6099" fo:wrap-option="wrap"/>
      <style:text-properties fo:color="#ffffff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MES</text:p>
          </table:table-cell>
          <table:covered-table-cell table:number-columns-repeated="4" table:style-name="Default"/>
          <table:covered-table-cell/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concep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total per conceptes</text:p>
          </table:table-cell>
          <table:table-cell table:style-name="ce5" office:value-type="string" calcext:value-type="string">
            <text:p>mitjana conceptes</text:p>
          </table:table-cell>
          <table:table-cell table:style-name="ce5" office:value-type="string" calcext:value-type="string">
            <text:p>Percentatge total de cada concepte</text:p>
          </table:table-cell>
          <table:table-cell table:style-name="ce7" office:value-type="string" calcext:value-type="string">
            <text:p>Redondeig a dos decimals promig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INIM</text:p>
          </table:table-cell>
        </table:table-row>
        <table:table-row table:style-name="ro1">
          <table:table-cell office:value-type="string" calcext:value-type="string">
            <text:p>carn</text:p>
          </table:table-cell>
          <table:table-cell office:value-type="float" office:value="901.52" calcext:value-type="float">
            <text:p>901,52</text:p>
          </table:table-cell>
          <table:table-cell office:value-type="float" office:value="950.53" calcext:value-type="float">
            <text:p>950,53</text:p>
          </table:table-cell>
          <table:table-cell office:value-type="float" office:value="960.02" calcext:value-type="float">
            <text:p>960,02</text:p>
          </table:table-cell>
          <table:table-cell office:value-type="float" office:value="925.45" calcext:value-type="float">
            <text:p>925,45</text:p>
          </table:table-cell>
          <table:table-cell office:value-type="float" office:value="890.32" calcext:value-type="float">
            <text:p>890,32</text:p>
          </table:table-cell>
          <table:table-cell table:formula="of:=SUM([.B4]+[.C4]+[.D4]+[.E4]+[.F4])" office:value-type="float" office:value="4627.84" calcext:value-type="float">
            <text:p>4627,84</text:p>
          </table:table-cell>
          <table:table-cell table:formula="of:=AVERAGE([.B4:.F4])" office:value-type="float" office:value="925.568" calcext:value-type="float">
            <text:p>925,568</text:p>
          </table:table-cell>
          <table:table-cell table:formula="of:=[.G4]/[.$G$8]" office:value-type="percentage" office:value="0.295678963835577" calcext:value-type="percentage">
            <text:p>29,57%</text:p>
          </table:table-cell>
          <table:table-cell table:formula="of:=ROUND([.H4];2)" office:value-type="float" office:value="925.57" calcext:value-type="float">
            <text:p>925,57</text:p>
          </table:table-cell>
          <table:table-cell table:formula="of:=MAX([.B4:.F4])" office:value-type="float" office:value="960.02" calcext:value-type="float">
            <text:p>960,02</text:p>
          </table:table-cell>
          <table:table-cell table:formula="of:=MIN([.B4:.H4])" office:value-type="float" office:value="890.32" calcext:value-type="float">
            <text:p>890,32</text:p>
          </table:table-cell>
        </table:table-row>
        <table:table-row table:style-name="ro1">
          <table:table-cell office:value-type="string" calcext:value-type="string">
            <text:p>peix</text:p>
          </table:table-cell>
          <table:table-cell office:value-type="float" office:value="1322.23" calcext:value-type="float">
            <text:p>1322,23</text:p>
          </table:table-cell>
          <table:table-cell office:value-type="float" office:value="1300.5" calcext:value-type="float">
            <text:p>1300,5</text:p>
          </table:table-cell>
          <table:table-cell office:value-type="float" office:value="1315.42" calcext:value-type="float">
            <text:p>1315,42</text:p>
          </table:table-cell>
          <table:table-cell office:value-type="float" office:value="1348.65" calcext:value-type="float">
            <text:p>1348,65</text:p>
          </table:table-cell>
          <table:table-cell office:value-type="float" office:value="1360.75" calcext:value-type="float">
            <text:p>1360,75</text:p>
          </table:table-cell>
          <table:table-cell table:formula="of:=SUM([.B5]+[.C5]+[.D5]+[.E5]+[.F5])" office:value-type="float" office:value="6647.55" calcext:value-type="float">
            <text:p>6647,55</text:p>
          </table:table-cell>
          <table:table-cell table:formula="of:=AVERAGE([.B5:.F5])" office:value-type="float" office:value="1329.51" calcext:value-type="float">
            <text:p>1329,51</text:p>
          </table:table-cell>
          <table:table-cell table:formula="of:=[.G5]/[.$G$8]" office:value-type="percentage" office:value="0.424720970484111" calcext:value-type="percentage">
            <text:p>42,47%</text:p>
          </table:table-cell>
          <table:table-cell table:formula="of:=ROUND([.H5];2)" office:value-type="float" office:value="1329.51" calcext:value-type="float">
            <text:p>1329,51</text:p>
          </table:table-cell>
          <table:table-cell table:formula="of:=MAX([.B5:.F5])" office:value-type="float" office:value="1360.75" calcext:value-type="float">
            <text:p>1360,75</text:p>
          </table:table-cell>
          <table:table-cell table:formula="of:=MIN([.B5:.H5])" office:value-type="float" office:value="1300.5" calcext:value-type="float">
            <text:p>1300,5</text:p>
          </table:table-cell>
        </table:table-row>
        <table:table-row table:style-name="ro1">
          <table:table-cell office:value-type="string" calcext:value-type="string">
            <text:p>verdura</text:p>
          </table:table-cell>
          <table:table-cell office:value-type="float" office:value="474.8" calcext:value-type="float">
            <text:p>474,8</text:p>
          </table:table-cell>
          <table:table-cell office:value-type="float" office:value="500.78" calcext:value-type="float">
            <text:p>500,78</text:p>
          </table:table-cell>
          <table:table-cell office:value-type="float" office:value="510.95" calcext:value-type="float">
            <text:p>510,95</text:p>
          </table:table-cell>
          <table:table-cell office:value-type="float" office:value="490.65" calcext:value-type="float">
            <text:p>490,65</text:p>
          </table:table-cell>
          <table:table-cell office:value-type="float" office:value="575.42" calcext:value-type="float">
            <text:p>575,42</text:p>
          </table:table-cell>
          <table:table-cell table:formula="of:=SUM([.B6]+[.C6]+[.D6]+[.E6]+[.F6])" office:value-type="float" office:value="2552.6" calcext:value-type="float">
            <text:p>2552,6</text:p>
          </table:table-cell>
          <table:table-cell table:formula="of:=AVERAGE([.B6:.F6])" office:value-type="float" office:value="510.52" calcext:value-type="float">
            <text:p>510,52</text:p>
          </table:table-cell>
          <table:table-cell table:formula="of:=[.G6]/[.$G$8]" office:value-type="percentage" office:value="0.16308907029774" calcext:value-type="percentage">
            <text:p>16,31%</text:p>
          </table:table-cell>
          <table:table-cell table:formula="of:=ROUND([.H6];2)" office:value-type="float" office:value="510.52" calcext:value-type="float">
            <text:p>510,52</text:p>
          </table:table-cell>
          <table:table-cell table:formula="of:=MAX([.B6:.F6])" office:value-type="float" office:value="575.42" calcext:value-type="float">
            <text:p>575,42</text:p>
          </table:table-cell>
          <table:table-cell table:formula="of:=MIN([.B6:.H6])" office:value-type="float" office:value="474.8" calcext:value-type="float">
            <text:p>474,8</text:p>
          </table:table-cell>
        </table:table-row>
        <table:table-row table:style-name="ro1">
          <table:table-cell office:value-type="string" calcext:value-type="string">
            <text:p>fruita</text:p>
          </table:table-cell>
          <table:table-cell office:value-type="float" office:value="360.61" calcext:value-type="float">
            <text:p>360,61</text:p>
          </table:table-cell>
          <table:table-cell office:value-type="float" office:value="370.78" calcext:value-type="float">
            <text:p>370,78</text:p>
          </table:table-cell>
          <table:table-cell office:value-type="float" office:value="375.95" calcext:value-type="float">
            <text:p>375,95</text:p>
          </table:table-cell>
          <table:table-cell office:value-type="float" office:value="360.45" calcext:value-type="float">
            <text:p>360,45</text:p>
          </table:table-cell>
          <table:table-cell office:value-type="float" office:value="355.79" calcext:value-type="float">
            <text:p>355,79</text:p>
          </table:table-cell>
          <table:table-cell table:formula="of:=SUM([.B7]+[.C7]+[.D7]+[.E7]+[.F7])" office:value-type="float" office:value="1823.58" calcext:value-type="float">
            <text:p>1823,58</text:p>
          </table:table-cell>
          <table:table-cell table:formula="of:=AVERAGE([.B7:.F7])" office:value-type="float" office:value="364.716" calcext:value-type="float">
            <text:p>364,716</text:p>
          </table:table-cell>
          <table:table-cell table:formula="of:=[.G7]/[.$G$8]" office:value-type="percentage" office:value="0.116510995382572" calcext:value-type="percentage">
            <text:p>11,65%</text:p>
          </table:table-cell>
          <table:table-cell table:formula="of:=ROUND([.H7];2)" office:value-type="float" office:value="364.72" calcext:value-type="float">
            <text:p>364,72</text:p>
          </table:table-cell>
          <table:table-cell table:formula="of:=MAX([.B7:.F7])" office:value-type="float" office:value="375.95" calcext:value-type="float">
            <text:p>375,95</text:p>
          </table:table-cell>
          <table:table-cell table:formula="of:=MIN([.B7:.H7])" office:value-type="float" office:value="355.79" calcext:value-type="float">
            <text:p>355,79</text:p>
          </table:table-cell>
        </table:table-row>
        <table:table-row table:style-name="ro1">
          <table:table-cell office:value-type="string" calcext:value-type="string">
            <text:p>Total Mensual</text:p>
          </table:table-cell>
          <table:table-cell table:style-name="ce4" table:formula="of:=SUM([.B4]+[.B5]+[.B6]+[.B7])" office:value-type="float" office:value="3059.16" calcext:value-type="float">
            <text:p>3059,16</text:p>
          </table:table-cell>
          <table:table-cell table:style-name="ce4" table:formula="of:=SUM([.C4]+[.C5]+[.C6]+[.C7])" office:value-type="float" office:value="3122.59" calcext:value-type="float">
            <text:p>3122,59</text:p>
          </table:table-cell>
          <table:table-cell table:style-name="ce4" table:formula="of:=SUM([.D4]+[.D5]+[.D6]+[.D7])" office:value-type="float" office:value="3162.34" calcext:value-type="float">
            <text:p>3162,34</text:p>
          </table:table-cell>
          <table:table-cell table:style-name="ce4" table:formula="of:=SUM([.E4]+[.E5]+[.E6]+[.E7])" office:value-type="float" office:value="3125.2" calcext:value-type="float">
            <text:p>3125,2</text:p>
          </table:table-cell>
          <table:table-cell table:style-name="ce4" table:formula="of:=SUM([.F4]+[.F5]+[.F6]+[.F7])" office:value-type="float" office:value="3182.28" calcext:value-type="float">
            <text:p>3182,28</text:p>
          </table:table-cell>
          <table:table-cell table:formula="of:=SUM([.G4]+[.G5]+[.G6]+[.G7])" office:value-type="float" office:value="15651.57" calcext:value-type="float">
            <text:p>15651,57</text:p>
          </table:table-cell>
          <table:table-cell/>
          <table:table-cell table:style-name="Default"/>
          <table:table-cell table:number-columns-repeated="3"/>
        </table:table-row>
        <calcext:conditional-formats>
          <calcext:conditional-format calcext:target-range-address="Full1.B5:Full1.F8">
            <calcext:condition calcext:apply-style-name="Good" calcext:value="between(500,1000)" calcext:base-cell-address="Full1.B4"/>
          </calcext:conditional-format>
          <calcext:conditional-format calcext:target-range-address="Full1.B4:Full1.F7">
            <calcext:condition calcext:apply-style-name="Error" calcext:value="between(500,1000)" calcext:base-cell-address="Full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ourier New" fo:font-family="'Courier New'" style:font-style-name="Normal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 Hierro</meta:initial-creator>
    <meta:creation-date>2022-11-14T12:17:14.821081510</meta:creation-date>
    <dc:date>2022-11-14T13:29:50.399685111</dc:date>
    <dc:creator>Adri Hierro</dc:creator>
    <meta:editing-duration>PT5M11S</meta:editing-duration>
    <meta:editing-cycles>1</meta:editing-cycles>
    <meta:document-statistic meta:table-count="1" meta:cell-count="68" meta:object-count="0"/>
    <meta:generator>LibreOffice/7.3.5.2$Linux_X86_64 LibreOffice_project/30$Build-2</meta:generator>
  </office:meta>
</office:document-meta>
</file>